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868in" table:align="left" style:shadow="none"/>
    </style:style>
    <style:style style:name="Table1.A" style:family="table-column">
      <style:table-column-properties style:column-width="0.8701in"/>
    </style:style>
    <style:style style:name="Table1.B" style:family="table-column">
      <style:table-column-properties style:column-width="0.7271in"/>
    </style:style>
    <style:style style:name="Table1.A1" style:family="table-cell">
      <style:table-cell-properties style:vertical-align="middle" fo:padding="0.0694in" fo:border="1pt solid #000000"/>
    </style:style>
    <style:style style:name="Table1.B2" style:family="table-cell">
      <style:table-cell-properties style:vertical-align="middle" fo:background-color="#ffff00" fo:padding="0.0694in" fo:border="1pt solid #000000">
        <style:background-image/>
      </style:table-cell-properties>
    </style:style>
    <style:style style:name="Table1.F2" style:family="table-cell">
      <style:table-cell-properties style:vertical-align="middle" fo:background-color="#ff9900" fo:padding="0.0694in" fo:border="1pt solid #000000">
        <style:background-image/>
      </style:table-cell-properties>
    </style:style>
    <style:style style:name="Table1.H2" style:family="table-cell">
      <style:table-cell-properties style:vertical-align="middle" fo:background-color="#45818e" fo:padding="0.0694in" fo:border="1pt solid #000000">
        <style:background-image/>
      </style:table-cell-properties>
    </style:style>
    <style:style style:name="Table1.C5" style:family="table-cell">
      <style:table-cell-properties style:vertical-align="middle" fo:background-color="#6fa8dc" fo:padding="0.0694in" fo:border="1pt solid #000000">
        <style:background-image/>
      </style:table-cell-properties>
    </style:style>
    <style:style style:name="Table1.G5" style:family="table-cell">
      <style:table-cell-properties style:vertical-align="middle" fo:background-color="#e06666" fo:padding="0.0694in" fo:border="1pt solid #000000">
        <style:background-image/>
      </style:table-cell-properties>
    </style:style>
    <style:style style:name="Table1.I5" style:family="table-cell">
      <style:table-cell-properties style:vertical-align="middle" fo:background-color="#1c4587" fo:padding="0.0694in" fo:border="1pt solid #000000">
        <style:background-image/>
      </style:table-cell-properties>
    </style:style>
    <style:style style:name="Table1.F10" style:family="table-cell">
      <style:table-cell-properties style:vertical-align="middle" fo:background-color="#996600" fo:padding="0.0694in" fo:border="1pt solid #000000">
        <style:background-image/>
      </style:table-cell-properties>
    </style:style>
    <style:style style:name="Table1.B12" style:family="table-cell">
      <style:table-cell-properties style:vertical-align="middle" fo:background-color="#6aa84f" fo:padding="0.0694in" fo:border="1pt solid #000000">
        <style:background-image/>
      </style:table-cell-properties>
    </style:style>
    <style:style style:name="P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bold" officeooo:rsid="00045132" officeooo:paragraph-rsid="00045132" style:text-blinking="false" fo:background-color="transparent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df92" officeooo:paragraph-rsid="0005df92" style:text-blinking="false" fo:background-color="transparent"/>
    </style:style>
    <style:style style:name="T1" style:family="text">
      <style:text-properties officeooo:rsid="0005df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meline For Experimental Session</text:p>
      <text:p text:style-name="Standard"/>
      <text:p text:style-name="Standard"><text:bookmark text:name="docs-internal-guid-cb164709-545e-c57e-5886-ba9bd303543d"/></text:p>
      <table:table table:name="Table1" table:style-name="Table1">
        <table:table-column table:style-name="Table1.A"/>
        <table:table-column table:style-name="Table1.B" table:number-columns-repeated="8"/>
        <table:table-row>
          <table:table-cell table:style-name="Table1.A1" office:value-type="string">
            <text:p text:style-name="P2">Time</text:p>
          </table:table-cell>
          <table:table-cell table:style-name="Table1.A1" table:number-columns-spanned="2" office:value-type="string">
            <text:p text:style-name="P2">Alice <text:span text:style-name="T1">1</text:span></text:p>
          </table:table-cell>
          <table:covered-table-cell/>
          <table:table-cell table:style-name="Table1.A1" table:number-columns-spanned="2" office:value-type="string">
            <text:p text:style-name="P2">Bob <text:span text:style-name="T1">1</text:span></text:p>
          </table:table-cell>
          <table:covered-table-cell/>
          <table:table-cell table:style-name="Table1.A1" table:number-columns-spanned="2" office:value-type="string">
            <text:p text:style-name="P4">Alice 2</text:p>
          </table:table-cell>
          <table:covered-table-cell/>
          <table:table-cell table:style-name="Table1.A1" table:number-columns-spanned="2" office:value-type="string">
            <text:p text:style-name="P4">Bob 2</text:p>
          </table:table-cell>
          <table:covered-table-cell/>
        </table:table-row>
        <table:table-row>
          <table:table-cell table:style-name="Table1.A1" office:value-type="string">
            <text:p text:style-name="P2">00.00</text:p>
          </table:table-cell>
          <table:table-cell table:style-name="Table1.B2" table:number-rows-spanned="3" table:number-columns-spanned="2" office:value-type="string">
            <text:p text:style-name="P2">Mission 1</text:p>
          </table:table-cell>
          <table:covered-table-cell/>
          <table:table-cell table:style-name="Table1.B2" table:number-rows-spanned="3" table:number-columns-spanned="2" office:value-type="string">
            <text:p text:style-name="P2">Mission 1</text:p>
          </table:table-cell>
          <table:covered-table-cell/>
          <table:table-cell table:style-name="Table1.F2" table:number-rows-spanned="3" table:number-columns-spanned="2" office:value-type="string">
            <text:p text:style-name="P2">Mission 1</text:p>
          </table:table-cell>
          <table:covered-table-cell/>
          <table:table-cell table:style-name="Table1.H2" table:number-rows-spanned="3" table:number-columns-spanned="2" office:value-type="string">
            <text:p text:style-name="P2">Mission 1</text:p>
          </table:table-cell>
          <table:covered-table-cell/>
        </table:table-row>
        <table:table-row>
          <table:table-cell table:style-name="Table1.A1" office:value-type="string">
            <text:p text:style-name="P2">00: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0: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0:30</text:p>
          </table:table-cell>
          <table:table-cell table:style-name="Table1.B2" table:number-rows-spanned="6" office:value-type="string">
            <text:p text:style-name="P1">Mission </text:p>
            <text:p text:style-name="P2">1 </text:p>
          </table:table-cell>
          <table:table-cell table:style-name="Table1.C5" table:number-rows-spanned="7" office:value-type="string">
            <text:p text:style-name="P2">Mission 2</text:p>
          </table:table-cell>
          <table:table-cell table:style-name="Table1.B2" table:number-rows-spanned="6" office:value-type="string">
            <text:p text:style-name="P2">Mission 1</text:p>
          </table:table-cell>
          <table:table-cell table:style-name="Table1.C5" table:number-rows-spanned="7" office:value-type="string">
            <text:p text:style-name="P2">Mission 2</text:p>
          </table:table-cell>
          <table:table-cell table:style-name="Table1.F2" table:number-rows-spanned="5" office:value-type="string">
            <text:p text:style-name="P2">Mission 1</text:p>
          </table:table-cell>
          <table:table-cell table:style-name="Table1.G5" table:number-rows-spanned="9" office:value-type="string">
            <text:p text:style-name="P2">Mission 2</text:p>
          </table:table-cell>
          <table:table-cell table:style-name="Table1.H2" table:number-rows-spanned="5" office:value-type="string">
            <text:p text:style-name="P2">Mission 1</text:p>
          </table:table-cell>
          <table:table-cell table:style-name="Table1.I5" table:number-rows-spanned="9" office:value-type="string">
            <text:p text:style-name="P2">Mission 2</text:p>
          </table:table-cell>
        </table:table-row>
        <table:table-row>
          <table:table-cell table:style-name="Table1.A1" office:value-type="string">
            <text:p text:style-name="P2">00:4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0: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1:0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1: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1:20</text:p>
          </table:table-cell>
          <table:covered-table-cell/>
          <table:covered-table-cell/>
          <table:covered-table-cell/>
          <table:covered-table-cell/>
          <table:table-cell table:style-name="Table1.F10" table:number-rows-spanned="2" office:value-type="string">
            <text:p text:style-name="P4">Secret</text:p>
          </table:table-cell>
          <table:covered-table-cell/>
          <table:table-cell table:style-name="Table1.F10" table:number-rows-spanned="2" office:value-type="string">
            <text:p text:style-name="P4">Secret</text:p>
          </table:table-cell>
          <table:covered-table-cell/>
        </table:table-row>
        <table:table-row>
          <table:table-cell table:style-name="Table1.A1" office:value-type="string">
            <text:p text:style-name="P2">01:30</text:p>
          </table:table-cell>
          <table:table-cell table:style-name="Table1.F10" office:value-type="string">
            <text:p text:style-name="P2">Secret</text:p>
          </table:table-cell>
          <table:covered-table-cell/>
          <table:table-cell table:style-name="Table1.F10" office:value-type="string">
            <text:p text:style-name="P1">Secre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1:40</text:p>
          </table:table-cell>
          <table:table-cell table:style-name="Table1.B12" table:number-rows-spanned="5" table:number-columns-spanned="2" office:value-type="string">
            <text:p text:style-name="P2">Mission 3</text:p>
          </table:table-cell>
          <table:covered-table-cell/>
          <table:table-cell table:style-name="Table1.B12" table:number-rows-spanned="5" table:number-columns-spanned="2" office:value-type="string">
            <text:p text:style-name="P2">Mission 3</text:p>
          </table:table-cell>
          <table:covered-table-cell/>
          <table:table-cell table:style-name="Table1.B12" table:number-rows-spanned="2" office:value-type="string">
            <text:p text:style-name="P2">Mission 3</text:p>
          </table:table-cell>
          <table:covered-table-cell/>
          <table:table-cell table:style-name="Table1.B12" table:number-rows-spanned="2" office:value-type="string">
            <text:p text:style-name="P2">Mission 3</text:p>
          </table:table-cell>
          <table:covered-table-cell/>
        </table:table-row>
        <table:table-row>
          <table:table-cell table:style-name="Table1.A1" office:value-type="string">
            <text:p text:style-name="P2">01:5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2:00</text:p>
          </table:table-cell>
          <table:covered-table-cell/>
          <table:covered-table-cell/>
          <table:covered-table-cell/>
          <table:covered-table-cell/>
          <table:table-cell table:style-name="Table1.B12" table:number-rows-spanned="3" table:number-columns-spanned="2" office:value-type="string">
            <text:p text:style-name="P2">Mission 3</text:p>
          </table:table-cell>
          <table:covered-table-cell/>
          <table:table-cell table:style-name="Table1.B12" table:number-rows-spanned="3" table:number-columns-spanned="2" office:value-type="string">
            <text:p text:style-name="P2">Mission 3</text:p>
          </table:table-cell>
          <table:covered-table-cell/>
        </table:table-row>
        <table:table-row>
          <table:table-cell table:style-name="Table1.A1" office:value-type="string">
            <text:p text:style-name="P2">02: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2: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02.30</text:p>
          </table:table-cell>
          <table:table-cell table:style-name="Table1.A1" table:number-columns-spanned="8" office:value-type="string">
            <text:p text:style-name="P2">End ga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20:37:39.013307087</meta:creation-date>
    <dc:date>2018-05-16T11:15:18.146641426</dc:date>
    <meta:editing-duration>PT8M44S</meta:editing-duration>
    <meta:editing-cycles>3</meta:editing-cycles>
    <meta:generator>LibreOffice/5.4.6.2$Linux_X86_64 LibreOffice_project/40m0$Build-2</meta:generator>
    <meta:document-statistic meta:table-count="1" meta:image-count="0" meta:object-count="0" meta:page-count="1" meta:paragraph-count="47" meta:word-count="71" meta:character-count="337" meta:non-whitespace-character-count="309"/>
  </office:meta>
</office:document-meta>
</file>